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5mm"/>
    </style:style>
    <style:style style:name="co2" style:family="table-column">
      <style:table-column-properties fo:break-before="auto" style:column-width="23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3e3e" style:font-name="DejaVu Sans Mono" fo:font-size="12pt" fo:language="none" fo:country="none" style:font-name-asian="DejaVu Sans Mono" style:font-size-asian="12pt" style:language-asian="none" style:country-asian="none" style:font-name-complex="DejaVu Sans Mono" style:font-size-complex="12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visibleDepthLayers</text:p>
          </table:table-cell>
          <table:table-cell table:style-name="ce1" office:value-type="string" calcext:value-type="string">
            <text:p>currentZ</text:p>
          </table:table-cell>
          <table:table-cell table:style-name="ce1" office:value-type="string" calcext:value-type="string">
            <text:p>firstz</text:p>
          </table:table-cell>
          <table:table-cell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A6]-[.B6]" office:value-type="float" office:value="2" calcext:value-type="float">
            <text:p>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7]-[.B7]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8]-[.B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9]-[.B9]" office:value-type="float" office:value="-1" calcext:value-type="float">
            <text:p>-1</text:p>
          </table:table-cell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A13]-[.B13]"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4]-[.B14]"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15]-[.B15]" office:value-type="float" office:value="2" calcext:value-type="float">
            <text:p>2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A20]-[.B20]" office:value-type="float" office:value="6" calcext:value-type="float">
            <text:p>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21]-[.B21]"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22]-[.B22]" office:value-type="float" office:value="4" calcext:value-type="float">
            <text:p>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23]-[.B23]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7T13:56:29.540419696</meta:creation-date>
    <dc:date>2024-05-07T16:11:53.630638553</dc:date>
    <meta:editing-duration>PT2H5M14S</meta:editing-duration>
    <meta:editing-cycles>1</meta:editing-cycles>
    <meta:document-statistic meta:table-count="1" meta:cell-count="47" meta:object-count="0"/>
    <meta:generator>LibreOffice/6.4.7.2$Linux_X86_64 LibreOffice_project/40$Build-2</meta:generator>
  </office:meta>
</office:document-meta>
</file>